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ort cv2</text:p>
      <text:p text:style-name="Standard">import socket</text:p>
      <text:p text:style-name="Standard">import numpy</text:p>
      <text:p text:style-name="Standard">import pickle5 as pickle</text:p>
      <text:p text:style-name="Standard">s=socket.socket(socket.AF_INET , socket.SOCK_DGRAM)</text:p>
      <text:p text:style-name="Standard">ip="192.168.51.66"</text:p>
      <text:p text:style-name="Standard">port=6969</text:p>
      <text:p text:style-name="Standard">s.bind((ip,port))</text:p>
      <text:p text:style-name="Standard">while True:</text:p>
      <text:p text:style-name="Standard"><text:s text:c="4"/>x=s.recvfrom(1000000)</text:p>
      <text:p text:style-name="Standard"><text:s text:c="4"/>clientip = x[1][0]</text:p>
      <text:p text:style-name="Standard"><text:s text:c="4"/>data=x[0]</text:p>
      <text:p text:style-name="Standard"><text:s text:c="4"/>print(data)</text:p>
      <text:p text:style-name="Standard"><text:s text:c="4"/>data=pickle.loads(data)</text:p>
      <text:p text:style-name="Standard"><text:s text:c="4"/>print(type(data))</text:p>
      <text:p text:style-name="Standard"><text:s text:c="4"/>data = cv2.imdecode(data, cv2.IMREAD_COLOR)</text:p>
      <text:p text:style-name="Standard"><text:s text:c="4"/>cv2.imshow('receiver', data)</text:p>
      <text:p text:style-name="Standard"><text:s text:c="4"/>if cv2.waitKey(10) == 13:</text:p>
      <text:p text:style-name="Standard"><text:s text:c="8"/>break</text:p>
      <text:p text:style-name="Standard">cv2.destroyAllWindows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3T12:16:58.001597126</meta:creation-date>
    <dc:date>2021-12-03T12:17:46.690046779</dc:date>
    <meta:editing-duration>PT54S</meta:editing-duration>
    <meta:editing-cycles>1</meta:editing-cycles>
    <meta:document-statistic meta:table-count="0" meta:image-count="0" meta:object-count="0" meta:page-count="1" meta:paragraph-count="20" meta:word-count="38" meta:character-count="432" meta:non-whitespace-character-count="370"/>
    <meta:generator>LibreOffice/6.0.7.3$Linux_AARCH64 LibreOffice_project/00m0$Build-3</meta:generator>
  </office:meta>
</office:document-meta>
</file>